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Text_20_body"><text:span text:style-name="T3">Sapiehowie opowiadaj</text:span><text:span text:style-name="T6">ą</text:span><text:span text:style-name="T3"> si</text:span><text:span text:style-name="T6">ę</text:span><text:span text:style-name="T3"> za kr</text:span><text:span text:style-name="T6">ó</text:span><text:span text:style-name="T3">lem</text:span></text:p>
      <text:p text:style-name="P8"><text:s/>Dumny hetman, wojskowy wódz nienajgorszy, lecz dyplomata kiepski, ,</text:p>
      <text:p text:style-name="P8">Podpisanie konfederacji, niewielkie poparcie szlachty.</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text:soft-page-break/>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10T12:02:07.97</dc:date>
    <meta:editing-cycles>828</meta:editing-cycles>
    <meta:editing-duration>P1DT17H55M11S</meta:editing-duration>
    <meta:document-statistic meta:table-count="0" meta:image-count="0" meta:object-count="0" meta:page-count="13" meta:paragraph-count="119" meta:word-count="6009" meta:character-count="4066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